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3658_3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15 kWh</text:p>
          </table:table-cell>
          <table:table-cell office:value-type="float" office:value="613.88" calcext:value-type="float">
            <text:p>613.88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3.74" calcext:value-type="float">
            <text:p>3.74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24.24" calcext:value-type="float">
            <text:p>-324.24</text:p>
          </table:table-cell>
          <table:table-cell office:value-type="string" calcext:value-type="string">
            <text:p>T-0</text:p>
          </table:table-cell>
          <table:table-cell office:value-type="float" office:value="377.85" calcext:value-type="float">
            <text:p>377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62 kWh</text:p>
          </table:table-cell>
          <table:table-cell office:value-type="float" office:value="969.09" calcext:value-type="float">
            <text:p>969.09</text:p>
          </table:table-cell>
          <table:table-cell office:value-type="string" calcext:value-type="string">
            <text:p>16-12-2017</text:p>
          </table:table-cell>
          <table:table-cell office:value-type="string" calcext:value-type="string">
            <text:p>15-01-2018</text:p>
          </table:table-cell>
          <table:table-cell office:value-type="float" office:value="11.36" calcext:value-type="float">
            <text:p>11.3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47.45" calcext:value-type="float">
            <text:p>1147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32 kWh</text:p>
          </table:table-cell>
          <table:table-cell office:value-type="float" office:value="739.81" calcext:value-type="float">
            <text:p>739.81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6-12-2017</text:p>
          </table:table-cell>
          <table:table-cell office:value-type="float" office:value="4.33" calcext:value-type="float">
            <text:p>4.33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90.74" calcext:value-type="float">
            <text:p>-390.74</text:p>
          </table:table-cell>
          <table:table-cell office:value-type="string" calcext:value-type="string">
            <text:p>T-0</text:p>
          </table:table-cell>
          <table:table-cell office:value-type="float" office:value="437.21" calcext:value-type="float">
            <text:p>437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47 kWh</text:p>
          </table:table-cell>
          <table:table-cell office:value-type="float" office:value="851.42" calcext:value-type="float">
            <text:p>851.42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4.85" calcext:value-type="float">
            <text:p>4.85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49.71" calcext:value-type="float">
            <text:p>-449.71</text:p>
          </table:table-cell>
          <table:table-cell office:value-type="string" calcext:value-type="string">
            <text:p>T-0</text:p>
          </table:table-cell>
          <table:table-cell office:value-type="float" office:value="490.02" calcext:value-type="float">
            <text:p>49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60 kWh</text:p>
          </table:table-cell>
          <table:table-cell office:value-type="float" office:value="942.67" calcext:value-type="float">
            <text:p>942.67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11.08" calcext:value-type="float">
            <text:p>11.0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18.71" calcext:value-type="float">
            <text:p>1118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37 kWh</text:p>
          </table:table-cell>
          <table:table-cell office:value-type="float" office:value="768.58" calcext:value-type="float">
            <text:p>768.58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4.45" calcext:value-type="float">
            <text:p>4.45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05.95" calcext:value-type="float">
            <text:p>-405.95</text:p>
          </table:table-cell>
          <table:table-cell office:value-type="string" calcext:value-type="string">
            <text:p>T-0</text:p>
          </table:table-cell>
          <table:table-cell office:value-type="float" office:value="449.87" calcext:value-type="float">
            <text:p>449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50 kWh</text:p>
          </table:table-cell>
          <table:table-cell office:value-type="float" office:value="863.81" calcext:value-type="float">
            <text:p>863.81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4.9" calcext:value-type="float">
            <text:p>4.9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56.26" calcext:value-type="float">
            <text:p>-456.26</text:p>
          </table:table-cell>
          <table:table-cell office:value-type="string" calcext:value-type="string">
            <text:p>T-0</text:p>
          </table:table-cell>
          <table:table-cell office:value-type="float" office:value="494.9" calcext:value-type="float">
            <text:p>494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53 kWh</text:p>
          </table:table-cell>
          <table:table-cell office:value-type="float" office:value="881.51" calcext:value-type="float">
            <text:p>881.51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10.44" calcext:value-type="float">
            <text:p>10.4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54.9" calcext:value-type="float">
            <text:p>1054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159 kWh</text:p>
          </table:table-cell>
          <table:table-cell office:value-type="float" office:value="911.13" calcext:value-type="float">
            <text:p>911.13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10.73" calcext:value-type="float">
            <text:p>10.7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84.13" calcext:value-type="float">
            <text:p>1084.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61 kWh</text:p>
          </table:table-cell>
          <table:table-cell office:value-type="float" office:value="910.63" calcext:value-type="float">
            <text:p>910.63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10.73" calcext:value-type="float">
            <text:p>10.7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83.83" calcext:value-type="float">
            <text:p>1083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155 kWh</text:p>
          </table:table-cell>
          <table:table-cell office:value-type="float" office:value="865.71" calcext:value-type="float">
            <text:p>865.71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5.46" calcext:value-type="float">
            <text:p>5.46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457.47" calcext:value-type="float">
            <text:p>-457.47</text:p>
          </table:table-cell>
          <table:table-cell office:value-type="string" calcext:value-type="string">
            <text:p>T-0</text:p>
          </table:table-cell>
          <table:table-cell office:value-type="float" office:value="551.72" calcext:value-type="float">
            <text:p>551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64 kWh</text:p>
          </table:table-cell>
          <table:table-cell office:value-type="float" office:value="923.68" calcext:value-type="float">
            <text:p>923.68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0.85" calcext:value-type="float">
            <text:p>10.8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95.68" calcext:value-type="float">
            <text:p>1095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18:04.382000000</meta:creation-date>
    <dc:date>2018-03-26T11:26:17.943000000</dc:date>
    <meta:editing-duration>PT8M13S</meta:editing-duration>
    <meta:editing-cycles>1</meta:editing-cycles>
    <meta:document-statistic meta:table-count="1" meta:cell-count="150" meta:object-count="0"/>
    <meta:generator>LibreOffice/5.3.4.2$Windows_x86 LibreOffice_project/f82d347ccc0be322489bf7da61d7e4ad13fe2ff3</meta:generator>
  </office:meta>
</office:document-meta>
</file>